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rasen-Kodierung:</text:p>
      <text:p text:style-name="P1"/>
      <text:p text:style-name="P1">Run-Length Encoding:</text:p>
      <text:p text:style-name="P1"><text:span text:style-name="T1"><text:tab/>-In zeilen Farben zählen</text:span></text:p>
      <text:p text:style-name="P1"><text:span text:style-name="T1"><text:tab/>-Empfänger muss Bilddimensionen kennen</text:span></text:p>
      <text:p text:style-name="P1"><text:span text:style-name="T1"><text:tab/>-Farbpalette erzeugen</text:span></text:p>
      <text:p text:style-name="P1"><text:span text:style-name="T1"><text:tab/><text:tab/>-Farben mit Index codiert</text:span></text:p>
      <text:p text:style-name="P1"><text:span text:style-name="T1"><text:tab/><text:tab/>-Palette´n können verschieden groß sein</text:span></text:p>
      <text:p text:style-name="P1"><text:span text:style-name="T1"><text:tab/>-Bild in Tupeln übertragen{Welche Farbe, Wie oft}</text:span></text:p>
      <text:p text:style-name="P1"><text:span text:style-name="T1"><text:tab/><text:tab/>-bsp. {1Byte, 1 Byte} → eine Farbe kann mehrere Tupel hintereinander haben</text:span></text:p>
      <text:p text:style-name="P1"><text:span text:style-name="T1"><text:tab/>-Wie oft =&gt; in Anzahl die da steht + 1 → Weil man bei 0 mal nicht übertragen mu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3:24:47.36</meta:creation-date>
    <meta:generator>OpenOffice.org/3.4.1$Win32 OpenOffice.org_project/341m1$Build-9593</meta:generator>
    <dc:date>2014-04-08T13:41:23.79</dc:date>
    <meta:editing-duration>PT16M36S</meta:editing-duration>
    <meta:editing-cycles>4</meta:editing-cycles>
    <meta:document-statistic meta:table-count="0" meta:image-count="0" meta:object-count="0" meta:page-count="1" meta:paragraph-count="10" meta:word-count="60" meta:character-count="400"/>
  </office:meta>
</office:document-meta>
</file>